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ro1" style:family="table-row">
      <style:table-row-properties style:row-height="30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Allied Losses Total</text:p>
          </table:table-cell>
          <table:table-cell office:value-type="string" calcext:value-type="string">
            <text:p>USA (g. ton)</text:p>
          </table:table-cell>
          <table:table-cell office:value-type="string" calcext:value-type="string">
            <text:p>UK (g. ton)</text:p>
          </table:table-cell>
          <table:table-cell office:value-type="string" calcext:value-type="string">
            <text:p>Other Commonwealth (g. ton)</text:p>
          </table:table-cell>
          <table:table-cell table:style-name="ce2" office:value-type="string" calcext:value-type="string">
            <text:p>Total shipping</text:p>
            <text:p>Gross</text:p>
          </table:table-cell>
          <table:table-cell office:value-type="string" calcext:value-type="string">
            <text:p>Net Gain</text:p>
          </table:table-cell>
          <table:table-cell office:value-type="string" calcext:value-type="string">
            <text:p>Total Fleet </text:p>
            <text:p>Strength</text:p>
          </table:table-cell>
          <table:table-cell office:value-type="string" calcext:value-type="string">
            <text:p>loss ratio</text:p>
            <text:p>Per year</text:p>
          </table:table-cell>
        </table:table-row>
        <table:table-row table:style-name="ro2"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  <table:table-cell office:value-type="float" office:value="8909892" calcext:value-type="float">
            <text:p>8909892</text:p>
          </table:table-cell>
          <table:table-cell office:value-type="float" office:value="17891134" calcext:value-type="float">
            <text:p>17891134</text:p>
          </table:table-cell>
          <table:table-cell office:value-type="float" office:value="3110791" calcext:value-type="float">
            <text:p>3110791</text:p>
          </table:table-cell>
          <table:table-cell table:style-name="ce2" table:formula="of:=[.C2]+[.D2]+[.E2]" office:value-type="float" office:value="29911817" calcext:value-type="float">
            <text:p>29911817</text:p>
          </table:table-cell>
          <table:table-cell table:formula="of:=[.F2]-[.B2]" office:value-type="float" office:value="29911817" calcext:value-type="float">
            <text:p>29911817</text:p>
          </table:table-cell>
          <table:table-cell table:formula="of:=[.G2]" office:value-type="float" office:value="29911817" calcext:value-type="float">
            <text:p>29911817</text:p>
          </table:table-cell>
          <table:table-cell table:formula="of:=[.B2]/[.H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39" calcext:value-type="float">
            <text:p>1939</text:p>
          </table:table-cell>
          <table:table-cell office:value-type="float" office:value="756237" calcext:value-type="float">
            <text:p>756237</text:p>
          </table:table-cell>
          <table:table-cell office:value-type="float" office:value="376419" calcext:value-type="float">
            <text:p>376419</text:p>
          </table:table-cell>
          <table:table-cell office:value-type="float" office:value="629705" calcext:value-type="float">
            <text:p>629705</text:p>
          </table:table-cell>
          <table:table-cell office:value-type="float" office:value="36142" calcext:value-type="float">
            <text:p>36142</text:p>
          </table:table-cell>
          <table:table-cell office:value-type="float" office:value="1042266" calcext:value-type="float">
            <text:p>1042266</text:p>
          </table:table-cell>
          <table:table-cell office:value-type="float" office:value="286029" calcext:value-type="float">
            <text:p>286029</text:p>
          </table:table-cell>
          <table:table-cell table:formula="of:=[.H2]+[.G3]" office:value-type="float" office:value="30197846" calcext:value-type="float">
            <text:p>30197846</text:p>
          </table:table-cell>
          <table:table-cell table:formula="of:=[.B3]/[.H3]" office:value-type="float" office:value="0.0250427464263511" calcext:value-type="float">
            <text:p>0.025042746426351</text:p>
          </table:table-cell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float" office:value="4179673" calcext:value-type="float">
            <text:p>4179673</text:p>
          </table:table-cell>
          <table:table-cell office:value-type="float" office:value="528697" calcext:value-type="float">
            <text:p>528697</text:p>
          </table:table-cell>
          <table:table-cell office:value-type="float" office:value="842910" calcext:value-type="float">
            <text:p>842910</text:p>
          </table:table-cell>
          <table:table-cell office:value-type="float" office:value="18886" calcext:value-type="float">
            <text:p>18886</text:p>
          </table:table-cell>
          <table:table-cell office:value-type="float" office:value="1390493" calcext:value-type="float">
            <text:p>1390493</text:p>
          </table:table-cell>
          <table:table-cell office:value-type="float" office:value="-2789180" calcext:value-type="float">
            <text:p>-2789180</text:p>
          </table:table-cell>
          <table:table-cell table:formula="of:=[.H3]+[.G4]" office:value-type="float" office:value="27408666" calcext:value-type="float">
            <text:p>27408666</text:p>
          </table:table-cell>
          <table:table-cell table:formula="of:=[.B4]/[.H4]" office:value-type="float" office:value="0.152494579634047" calcext:value-type="float">
            <text:p>0.152494579634047</text:p>
          </table:table-cell>
        </table:table-row>
        <table:table-row table:style-name="ro2">
          <table:table-cell office:value-type="float" office:value="1941" calcext:value-type="float">
            <text:p>1941</text:p>
          </table:table-cell>
          <table:table-cell office:value-type="float" office:value="4331548" calcext:value-type="float">
            <text:p>4331548</text:p>
          </table:table-cell>
          <table:table-cell office:value-type="float" office:value="1031974" calcext:value-type="float">
            <text:p>1031974</text:p>
          </table:table-cell>
          <table:table-cell office:value-type="float" office:value="1185894" calcext:value-type="float">
            <text:p>1185894</text:p>
          </table:table-cell>
          <table:table-cell office:value-type="float" office:value="90595" calcext:value-type="float">
            <text:p>90595</text:p>
          </table:table-cell>
          <table:table-cell office:value-type="float" office:value="2308463" calcext:value-type="float">
            <text:p>2308463</text:p>
          </table:table-cell>
          <table:table-cell office:value-type="float" office:value="-2023085" calcext:value-type="float">
            <text:p>-2023085</text:p>
          </table:table-cell>
          <table:table-cell table:formula="of:=[.H4]+[.G5]" office:value-type="float" office:value="25385581" calcext:value-type="float">
            <text:p>25385581</text:p>
          </table:table-cell>
          <table:table-cell table:formula="of:=[.B5]/[.H5]" office:value-type="float" office:value="0.17063024872269" calcext:value-type="float">
            <text:p>0.17063024872269</text:p>
          </table:table-cell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float" office:value="7788868" calcext:value-type="float">
            <text:p>7788868</text:p>
          </table:table-cell>
          <table:table-cell office:value-type="float" office:value="5479766" calcext:value-type="float">
            <text:p>5479766</text:p>
          </table:table-cell>
          <table:table-cell office:value-type="float" office:value="1270714" calcext:value-type="float">
            <text:p>1270714</text:p>
          </table:table-cell>
          <table:table-cell office:value-type="float" office:value="720172" calcext:value-type="float">
            <text:p>720172</text:p>
          </table:table-cell>
          <table:table-cell office:value-type="float" office:value="7470652" calcext:value-type="float">
            <text:p>7470652</text:p>
          </table:table-cell>
          <table:table-cell office:value-type="float" office:value="-318216" calcext:value-type="float">
            <text:p>-318216</text:p>
          </table:table-cell>
          <table:table-cell table:formula="of:=[.H5]+[.G6]" office:value-type="float" office:value="25067365" calcext:value-type="float">
            <text:p>25067365</text:p>
          </table:table-cell>
          <table:table-cell table:formula="of:=[.B6]/[.H6]" office:value-type="float" office:value="0.310717460730316" calcext:value-type="float">
            <text:p>0.310717460730316</text:p>
          </table:table-cell>
        </table:table-row>
        <table:table-row table:style-name="ro2">
          <table:table-cell office:value-type="float" office:value="1943" calcext:value-type="float">
            <text:p>1943</text:p>
          </table:table-cell>
          <table:table-cell office:value-type="float" office:value="3390134" calcext:value-type="float">
            <text:p>3390134</text:p>
          </table:table-cell>
          <table:table-cell office:value-type="float" office:value="11448360" calcext:value-type="float">
            <text:p>11448360</text:p>
          </table:table-cell>
          <table:table-cell office:value-type="float" office:value="1136804" calcext:value-type="float">
            <text:p>1136804</text:p>
          </table:table-cell>
          <table:table-cell office:value-type="float" office:value="1002850" calcext:value-type="float">
            <text:p>1002850</text:p>
          </table:table-cell>
          <table:table-cell office:value-type="float" office:value="13588014" calcext:value-type="float">
            <text:p>13588014</text:p>
          </table:table-cell>
          <table:table-cell office:value-type="float" office:value="10197880" calcext:value-type="float">
            <text:p>10197880</text:p>
          </table:table-cell>
          <table:table-cell table:formula="of:=[.H6]+[.G7]" office:value-type="float" office:value="35265245" calcext:value-type="float">
            <text:p>35265245</text:p>
          </table:table-cell>
          <table:table-cell table:formula="of:=[.B7]/[.H7]" office:value-type="float" office:value="0.0961324386091746" calcext:value-type="float">
            <text:p>0.096132438609175</text:p>
          </table:table-cell>
        </table:table-row>
        <table:table-row table:style-name="ro2">
          <table:table-cell office:value-type="float" office:value="1944" calcext:value-type="float">
            <text:p>1944</text:p>
          </table:table-cell>
          <table:table-cell office:value-type="float" office:value="1045629" calcext:value-type="float">
            <text:p>1045629</text:p>
          </table:table-cell>
          <table:table-cell office:value-type="float" office:value="9288156" calcext:value-type="float">
            <text:p>9288156</text:p>
          </table:table-cell>
          <table:table-cell office:value-type="float" office:value="919357" calcext:value-type="float">
            <text:p>919357</text:p>
          </table:table-cell>
          <table:table-cell office:value-type="float" office:value="692405" calcext:value-type="float">
            <text:p>692405</text:p>
          </table:table-cell>
          <table:table-cell office:value-type="float" office:value="10899918" calcext:value-type="float">
            <text:p>10899918</text:p>
          </table:table-cell>
          <table:table-cell office:value-type="float" office:value="9854289" calcext:value-type="float">
            <text:p>9854289</text:p>
          </table:table-cell>
          <table:table-cell table:formula="of:=[.H7]+[.G8]" office:value-type="float" office:value="45119534" calcext:value-type="float">
            <text:p>45119534</text:p>
          </table:table-cell>
          <table:table-cell table:formula="of:=[.B8]/[.H8]" office:value-type="float" office:value="0.0231746409437651" calcext:value-type="float">
            <text:p>0.023174640943765</text:p>
          </table:table-cell>
        </table:table-row>
        <table:table-row table:style-name="ro2">
          <table:table-cell office:value-type="float" office:value="1945" calcext:value-type="float">
            <text:p>1945</text:p>
          </table:table-cell>
          <table:table-cell office:value-type="float" office:value="437015" calcext:value-type="float">
            <text:p>437015</text:p>
          </table:table-cell>
          <table:table-cell office:value-type="float" office:value="5839858" calcext:value-type="float">
            <text:p>5839858</text:p>
          </table:table-cell>
          <table:table-cell office:value-type="float" office:value="393515" calcext:value-type="float">
            <text:p>393515</text:p>
          </table:table-cell>
          <table:table-cell office:value-type="float" office:value="141893" calcext:value-type="float">
            <text:p>141893</text:p>
          </table:table-cell>
          <table:table-cell office:value-type="float" office:value="6375266" calcext:value-type="float">
            <text:p>6375266</text:p>
          </table:table-cell>
          <table:table-cell office:value-type="float" office:value="5938251" calcext:value-type="float">
            <text:p>5938251</text:p>
          </table:table-cell>
          <table:table-cell table:formula="of:=[.H8]+[.G9]" office:value-type="float" office:value="51057785" calcext:value-type="float">
            <text:p>51057785</text:p>
          </table:table-cell>
          <table:table-cell table:formula="of:=[.B9]/[.H9]" office:value-type="float" office:value="0.00855922363259589" calcext:value-type="float">
            <text:p>0.008559223632596</text:p>
          </table:table-cell>
        </table:table-row>
        <table:table-row table:style-name="ro2">
          <table:table-cell table:style-name="Default" table:number-columns-repeated="6"/>
          <table:table-cell table:style-name="ce3"/>
          <table:table-cell table:number-columns-repeated="2"/>
        </table:table-row>
      </table:table>
      <table:table table:name="Sheet2" table:style-name="ta1">
        <table:table-column table:style-name="co2" table:number-columns-repeated="4" table:default-cell-style-name="Default"/>
        <table:table-column table:style-name="co2" table:default-cell-style-name="ce4"/>
        <table:table-column table:style-name="co2" table:number-columns-repeated="1019" table:default-cell-style-name="Default"/>
        <table:table-row table:style-name="ro2">
          <table:table-cell office:value-type="string" calcext:value-type="string">
            <text:p>startTransport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umlegs</text:p>
          </table:table-cell>
          <table:table-cell office:value-type="string" calcext:value-type="string">
            <text:p>numTransports</text:p>
          </table:table-cell>
          <table:table-cell table:style-name="Default" office:value-type="string" calcext:value-type="string">
            <text:p>cargoDelivered</text:p>
          </table:table-cell>
          <table:table-cell office:value-type="string" calcext:value-type="string">
            <text:p>transportsLost</text:p>
          </table:table-cell>
          <table:table-cell office:value-type="string" calcext:value-type="string">
            <text:p>cargoLost</text:p>
          </table:table-cell>
          <table:table-cell office:value-type="string" calcext:value-type="string">
            <text:p>cargo difference</text:p>
          </table:table-cell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36000" calcext:value-type="float">
            <text:p>36000</text:p>
          </table:table-cell>
          <table:table-cell office:value-type="float" office:value="100" calcext:value-type="float">
            <text:p>100</text:p>
          </table:table-cell>
          <table:table-cell office:value-type="float" office:value="265" calcext:value-type="float">
            <text:p>265</text:p>
          </table:table-cell>
          <table:table-cell office:value-type="float" office:value="282540000" calcext:value-type="float">
            <text:p>2.83E+08</text:p>
          </table:table-cell>
          <table:table-cell office:value-type="float" office:value="735" calcext:value-type="float">
            <text:p>735</text:p>
          </table:table-cell>
          <table:table-cell office:value-type="float" office:value="3760000" calcext:value-type="float">
            <text:p>3760000</text:p>
          </table:table-cell>
          <table:table-cell table:formula="of:=[.E2]-[.G2]" office:value-type="float" office:value="278780000" calcext:value-type="float">
            <text:p>278780000</text:p>
          </table:table-cell>
          <table:table-cell table:number-columns-repeated="1016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35040" calcext:value-type="float">
            <text:p>35040</text:p>
          </table:table-cell>
          <table:table-cell office:value-type="float" office:value="2336" calcext:value-type="float">
            <text:p>2336</text:p>
          </table:table-cell>
          <table:table-cell office:value-type="float" office:value="2999" calcext:value-type="float">
            <text:p>2999</text:p>
          </table:table-cell>
          <table:table-cell office:value-type="float" office:value="234358288" calcext:value-type="float">
            <text:p>2.34E+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]-[.G3]" office:value-type="float" office:value="234358288" calcext:value-type="float">
            <text:p>234358288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21:55:11.245000000</meta:creation-date>
    <dc:date>2018-03-07T23:31:22.950000000</dc:date>
    <meta:editing-duration>PT1H26M</meta:editing-duration>
    <meta:editing-cycles>2</meta:editing-cycles>
    <meta:generator>LibreOffice/5.3.4.2$Windows_X86_64 LibreOffice_project/f82d347ccc0be322489bf7da61d7e4ad13fe2ff3</meta:generator>
    <meta:document-statistic meta:table-count="2" meta:cell-count="105" meta:object-count="0"/>
  </office:meta>
</office:document-meta>
</file>